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453a" officeooo:paragraph-rsid="0010453a"/>
    </style:style>
    <style:style style:name="P2" style:family="paragraph" style:parent-style-name="Standard">
      <style:paragraph-properties fo:text-align="center" style:justify-single-word="false"/>
      <style:text-properties officeooo:rsid="0010453a" officeooo:paragraph-rsid="0010453a"/>
    </style:style>
    <style:style style:name="P3" style:family="paragraph" style:parent-style-name="Standard">
      <style:text-properties officeooo:rsid="00123d9e" officeooo:paragraph-rsid="00123d9e"/>
    </style:style>
    <style:style style:name="P4" style:family="paragraph" style:parent-style-name="Standard">
      <style:text-properties officeooo:rsid="0012620b" officeooo:paragraph-rsid="0012620b"/>
    </style:style>
    <style:style style:name="P5" style:family="paragraph" style:parent-style-name="Standard">
      <style:text-properties officeooo:rsid="001278b1" officeooo:paragraph-rsid="001278b1"/>
    </style:style>
    <style:style style:name="P6" style:family="paragraph"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T1" style:family="text">
      <style:text-properties officeooo:rsid="00123d9e"/>
    </style:style>
    <style:style style:name="T2" style:family="text">
      <style:text-properties officeooo:rsid="0012620b"/>
    </style:style>
    <style:style style:name="T3" style:family="text">
      <style:text-properties officeooo:rsid="001278b1"/>
    </style:style>
    <style:style style:name="T4" style:family="text">
      <style:text-properties officeooo:rsid="001444da"/>
    </style:style>
    <style:style style:name="gr1" style:family="graphic">
      <style:graphic-properties draw:textarea-horizontal-align="justify" draw:textarea-vertical-align="middle" draw:auto-grow-height="false" fo:min-height="0.1437in" fo:min-width="0.1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dddddd" draw:textarea-horizontal-align="justify" draw:textarea-vertical-align="middle" draw:auto-grow-height="false" fo:min-height="0.1437in" fo:min-width="0.1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681in" fo:min-width="0.21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pand-Boundary Conditions</text:p>
      <text:p text:style-name="P2">by Sven Nilsen, 2019</text:p>
      <text:p text:style-name="P1"/>
      <text:p text:style-name="P1">A Generalized Pascal’s Triangle is used to study Path Reference Classes. One natural interpretation of boundary conditions is called “odd-boundary conditions”. In this paper I suggest another natural interpretation called “expand-boundary conditions”.</text:p>
      <text:p text:style-name="P1"/>
      <text:p text:style-name="P1"/>
      <text:p text:style-name="P1"><draw:custom-shape text:anchor-type="paragraph" draw:z-index="1" draw:name="Shape1" draw:style-name="gr2" draw:text-style-name="P7" svg:width="0.1441in" svg:height="0.1441in" svg:x="1.6626in" svg:y="0.161in"><text:p/><draw:enhanced-geometry svg:viewBox="0 0 21600 21600" draw:type="rectangle" draw:enhanced-path="M 0 0 L 21600 0 21600 21600 0 21600 0 0 Z N"/></draw:custom-shape><draw:custom-shape text:anchor-type="paragraph" draw:z-index="2" draw:name="Shape1" draw:style-name="gr2" draw:text-style-name="P7" svg:width="0.1441in" svg:height="0.1441in" svg:x="1.5189in" svg:y="0.161in"><text:p/><draw:enhanced-geometry svg:viewBox="0 0 21600 21600" draw:type="rectangle" draw:enhanced-path="M 0 0 L 21600 0 21600 21600 0 21600 0 0 Z N"/></draw:custom-shape><draw:custom-shape text:anchor-type="paragraph" draw:z-index="8" draw:name="Shape1" draw:style-name="gr2" draw:text-style-name="P7" svg:width="0.1441in" svg:height="0.1441in" svg:x="1.8063in" svg:y="0.161in"><text:p/><draw:enhanced-geometry svg:viewBox="0 0 21600 21600" draw:type="rectangle" draw:enhanced-path="M 0 0 L 21600 0 21600 21600 0 21600 0 0 Z N"/></draw:custom-shape><draw:custom-shape text:anchor-type="paragraph" draw:z-index="13" draw:name="Shape1" draw:style-name="gr2" draw:text-style-name="P7" svg:width="0.1441in" svg:height="0.1441in" svg:x="2.428in" svg:y="0.0965in"><text:p/><draw:enhanced-geometry svg:viewBox="0 0 21600 21600" draw:type="rectangle" draw:enhanced-path="M 0 0 L 21600 0 21600 21600 0 21600 0 0 Z N"/></draw:custom-shape><draw:custom-shape text:anchor-type="paragraph" draw:z-index="14" draw:name="Shape1" draw:style-name="gr2" draw:text-style-name="P7" svg:width="0.1441in" svg:height="0.1441in" svg:x="2.5717in" svg:y="0.0965in"><text:p/><draw:enhanced-geometry svg:viewBox="0 0 21600 21600" draw:type="rectangle" draw:enhanced-path="M 0 0 L 21600 0 21600 21600 0 21600 0 0 Z N"/></draw:custom-shape><draw:custom-shape text:anchor-type="paragraph" draw:z-index="15" draw:name="Shape1" draw:style-name="gr2" draw:text-style-name="P7" svg:width="0.1441in" svg:height="0.1441in" svg:x="2.7154in" svg:y="0.0965in"><text:p/><draw:enhanced-geometry svg:viewBox="0 0 21600 21600" draw:type="rectangle" draw:enhanced-path="M 0 0 L 21600 0 21600 21600 0 21600 0 0 Z N"/></draw:custom-shape><draw:custom-shape text:anchor-type="paragraph" draw:z-index="16" draw:name="Shape1" draw:style-name="gr2" draw:text-style-name="P7" svg:width="0.1441in" svg:height="0.1441in" svg:x="2.8591in" svg:y="0.0965in"><text:p/><draw:enhanced-geometry svg:viewBox="0 0 21600 21600" draw:type="rectangle" draw:enhanced-path="M 0 0 L 21600 0 21600 21600 0 21600 0 0 Z N"/></draw:custom-shape><draw:custom-shape text:anchor-type="paragraph" draw:z-index="25" draw:name="Shape1" draw:style-name="gr1" draw:text-style-name="P6" svg:width="0.1441in" svg:height="0.1441in" svg:x="3.5807in" svg:y="0.1764in"><text:p/><draw:enhanced-geometry svg:viewBox="0 0 21600 21600" draw:type="rectangle" draw:enhanced-path="M 0 0 L 21600 0 21600 21600 0 21600 0 0 Z N"/></draw:custom-shape><draw:custom-shape text:anchor-type="paragraph" draw:z-index="26" draw:name="Shape1" draw:style-name="gr1" draw:text-style-name="P6" svg:width="0.1441in" svg:height="0.1441in" svg:x="3.7244in" svg:y="0.1764in"><text:p/><draw:enhanced-geometry svg:viewBox="0 0 21600 21600" draw:type="rectangle" draw:enhanced-path="M 0 0 L 21600 0 21600 21600 0 21600 0 0 Z N"/></draw:custom-shape><draw:custom-shape text:anchor-type="paragraph" draw:z-index="27" draw:name="Shape1" draw:style-name="gr1" draw:text-style-name="P6" svg:width="0.1441in" svg:height="0.1441in" svg:x="3.8681in" svg:y="0.1764in"><text:p/><draw:enhanced-geometry svg:viewBox="0 0 21600 21600" draw:type="rectangle" draw:enhanced-path="M 0 0 L 21600 0 21600 21600 0 21600 0 0 Z N"/></draw:custom-shape><draw:custom-shape text:anchor-type="paragraph" draw:z-index="34" draw:name="Shape1" draw:style-name="gr2" draw:text-style-name="P7" svg:width="0.1441in" svg:height="0.1441in" svg:x="3.4366in" svg:y="0.0327in"><text:p/><draw:enhanced-geometry svg:viewBox="0 0 21600 21600" draw:type="rectangle" draw:enhanced-path="M 0 0 L 21600 0 21600 21600 0 21600 0 0 Z N"/></draw:custom-shape><draw:custom-shape text:anchor-type="paragraph" draw:z-index="35" draw:name="Shape1" draw:style-name="gr2" draw:text-style-name="P7" svg:width="0.1441in" svg:height="0.1441in" svg:x="3.5807in" svg:y="0.0327in"><text:p/><draw:enhanced-geometry svg:viewBox="0 0 21600 21600" draw:type="rectangle" draw:enhanced-path="M 0 0 L 21600 0 21600 21600 0 21600 0 0 Z N"/></draw:custom-shape><draw:custom-shape text:anchor-type="paragraph" draw:z-index="36" draw:name="Shape1" draw:style-name="gr2" draw:text-style-name="P7" svg:width="0.1441in" svg:height="0.1441in" svg:x="3.7244in" svg:y="0.0327in"><text:p/><draw:enhanced-geometry svg:viewBox="0 0 21600 21600" draw:type="rectangle" draw:enhanced-path="M 0 0 L 21600 0 21600 21600 0 21600 0 0 Z N"/></draw:custom-shape><draw:custom-shape text:anchor-type="paragraph" draw:z-index="37" draw:name="Shape1" draw:style-name="gr2" draw:text-style-name="P7" svg:width="0.1441in" svg:height="0.1441in" svg:x="3.8681in" svg:y="0.0327in"><text:p/><draw:enhanced-geometry svg:viewBox="0 0 21600 21600" draw:type="rectangle" draw:enhanced-path="M 0 0 L 21600 0 21600 21600 0 21600 0 0 Z N"/></draw:custom-shape><draw:custom-shape text:anchor-type="paragraph" draw:z-index="38" draw:name="Shape1" draw:style-name="gr2" draw:text-style-name="P7" svg:width="0.1441in" svg:height="0.1441in" svg:x="4.0118in" svg:y="0.0327in"><text:p/><draw:enhanced-geometry svg:viewBox="0 0 21600 21600" draw:type="rectangle" draw:enhanced-path="M 0 0 L 21600 0 21600 21600 0 21600 0 0 Z N"/></draw:custom-shape><draw:custom-shape text:anchor-type="paragraph" draw:z-index="39" draw:name="Shape1" draw:style-name="gr2" draw:text-style-name="P7" svg:width="0.1441in" svg:height="0.1441in" svg:x="4.0118in" svg:y="0.1764in"><text:p/><draw:enhanced-geometry svg:viewBox="0 0 21600 21600" draw:type="rectangle" draw:enhanced-path="M 0 0 L 21600 0 21600 21600 0 21600 0 0 Z N"/></draw:custom-shape><draw:custom-shape text:anchor-type="paragraph" draw:z-index="49" draw:name="Shape1" draw:style-name="gr2" draw:text-style-name="P7" svg:width="0.1441in" svg:height="0.1441in" svg:x="3.4366in" svg:y="0.1764in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0" draw:name="Shape1" draw:style-name="gr1" draw:text-style-name="P6" svg:width="0.1441in" svg:height="0.1441in" svg:x="1.6626in" svg:y="0.1134in"><text:p/><draw:enhanced-geometry svg:viewBox="0 0 21600 21600" draw:type="rectangle" draw:enhanced-path="M 0 0 L 21600 0 21600 21600 0 21600 0 0 Z N"/></draw:custom-shape><draw:custom-shape text:anchor-type="paragraph" draw:z-index="3" draw:name="Shape1" draw:style-name="gr2" draw:text-style-name="P7" svg:width="0.1441in" svg:height="0.1441in" svg:x="1.5189in" svg:y="0.1134in"><text:p/><draw:enhanced-geometry svg:viewBox="0 0 21600 21600" draw:type="rectangle" draw:enhanced-path="M 0 0 L 21600 0 21600 21600 0 21600 0 0 Z N"/></draw:custom-shape><draw:custom-shape text:anchor-type="paragraph" draw:z-index="7" draw:name="Shape1" draw:style-name="gr2" draw:text-style-name="P7" svg:width="0.1441in" svg:height="0.1441in" svg:x="1.8063in" svg:y="0.1134in"><text:p/><draw:enhanced-geometry svg:viewBox="0 0 21600 21600" draw:type="rectangle" draw:enhanced-path="M 0 0 L 21600 0 21600 21600 0 21600 0 0 Z N"/></draw:custom-shape><draw:custom-shape text:anchor-type="paragraph" draw:z-index="9" draw:name="Shape1" draw:style-name="gr1" draw:text-style-name="P6" svg:width="0.1441in" svg:height="0.1441in" svg:x="2.5717in" svg:y="0.0484in"><text:p/><draw:enhanced-geometry svg:viewBox="0 0 21600 21600" draw:type="rectangle" draw:enhanced-path="M 0 0 L 21600 0 21600 21600 0 21600 0 0 Z N"/></draw:custom-shape><draw:custom-shape text:anchor-type="paragraph" draw:z-index="10" draw:name="Shape1" draw:style-name="gr1" draw:text-style-name="P6" svg:width="0.1441in" svg:height="0.1441in" svg:x="2.7154in" svg:y="0.0484in"><text:p/><draw:enhanced-geometry svg:viewBox="0 0 21600 21600" draw:type="rectangle" draw:enhanced-path="M 0 0 L 21600 0 21600 21600 0 21600 0 0 Z N"/></draw:custom-shape><draw:custom-shape text:anchor-type="paragraph" draw:z-index="17" draw:name="Shape1" draw:style-name="gr2" draw:text-style-name="P7" svg:width="0.1441in" svg:height="0.1441in" svg:x="2.8591in" svg:y="0.0484in"><text:p/><draw:enhanced-geometry svg:viewBox="0 0 21600 21600" draw:type="rectangle" draw:enhanced-path="M 0 0 L 21600 0 21600 21600 0 21600 0 0 Z N"/></draw:custom-shape><draw:custom-shape text:anchor-type="paragraph" draw:z-index="24" draw:name="Shape1" draw:style-name="gr2" draw:text-style-name="P7" svg:width="0.1441in" svg:height="0.1441in" svg:x="2.428in" svg:y="0.0484in"><text:p/><draw:enhanced-geometry svg:viewBox="0 0 21600 21600" draw:type="rectangle" draw:enhanced-path="M 0 0 L 21600 0 21600 21600 0 21600 0 0 Z N"/></draw:custom-shape><draw:custom-shape text:anchor-type="paragraph" draw:z-index="28" draw:name="Shape1" draw:style-name="gr1" draw:text-style-name="P6" svg:width="0.1441in" svg:height="0.1441in" svg:x="3.8681in" svg:y="0.1283in"><text:p/><draw:enhanced-geometry svg:viewBox="0 0 21600 21600" draw:type="rectangle" draw:enhanced-path="M 0 0 L 21600 0 21600 21600 0 21600 0 0 Z N"/></draw:custom-shape><draw:custom-shape text:anchor-type="paragraph" draw:z-index="29" draw:name="Shape1" draw:style-name="gr1" draw:text-style-name="P6" svg:width="0.1441in" svg:height="0.1441in" svg:x="3.7244in" svg:y="0.1283in"><text:p/><draw:enhanced-geometry svg:viewBox="0 0 21600 21600" draw:type="rectangle" draw:enhanced-path="M 0 0 L 21600 0 21600 21600 0 21600 0 0 Z N"/></draw:custom-shape><draw:custom-shape text:anchor-type="paragraph" draw:z-index="30" draw:name="Shape1" draw:style-name="gr1" draw:text-style-name="P6" svg:width="0.1441in" svg:height="0.1441in" svg:x="3.5807in" svg:y="0.1283in"><text:p/><draw:enhanced-geometry svg:viewBox="0 0 21600 21600" draw:type="rectangle" draw:enhanced-path="M 0 0 L 21600 0 21600 21600 0 21600 0 0 Z N"/></draw:custom-shape><draw:custom-shape text:anchor-type="paragraph" draw:z-index="40" draw:name="Shape1" draw:style-name="gr2" draw:text-style-name="P7" svg:width="0.1441in" svg:height="0.1441in" svg:x="4.0118in" svg:y="0.1283in"><text:p/><draw:enhanced-geometry svg:viewBox="0 0 21600 21600" draw:type="rectangle" draw:enhanced-path="M 0 0 L 21600 0 21600 21600 0 21600 0 0 Z N"/></draw:custom-shape><draw:custom-shape text:anchor-type="paragraph" draw:z-index="48" draw:name="Shape1" draw:style-name="gr2" draw:text-style-name="P7" svg:width="0.1441in" svg:height="0.1441in" svg:x="3.4366in" svg:y="0.1283in"><text:p/><draw:enhanced-geometry svg:viewBox="0 0 21600 21600" draw:type="rectangle" draw:enhanced-path="M 0 0 L 21600 0 21600 21600 0 21600 0 0 Z N"/></draw:custom-shape><draw:custom-shape text:anchor-type="paragraph" draw:z-index="50" draw:name="Shape2" draw:style-name="gr3" svg:width="0.2504in" svg:height="0.1362in" svg:x="2.0846in" svg:y="0.120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1" draw:name="Shape2" draw:style-name="gr3" svg:width="0.2504in" svg:height="0.1362in" svg:x="3.0937in" svg:y="0.112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4" draw:name="Shape1" draw:style-name="gr2" draw:text-style-name="P7" svg:width="0.1441in" svg:height="0.1441in" svg:x="1.5189in" svg:y="0.0654in"><text:p/><draw:enhanced-geometry svg:viewBox="0 0 21600 21600" draw:type="rectangle" draw:enhanced-path="M 0 0 L 21600 0 21600 21600 0 21600 0 0 Z N"/></draw:custom-shape><draw:custom-shape text:anchor-type="paragraph" draw:z-index="5" draw:name="Shape1" draw:style-name="gr2" draw:text-style-name="P7" svg:width="0.1441in" svg:height="0.1441in" svg:x="1.6626in" svg:y="0.0654in"><text:p/><draw:enhanced-geometry svg:viewBox="0 0 21600 21600" draw:type="rectangle" draw:enhanced-path="M 0 0 L 21600 0 21600 21600 0 21600 0 0 Z N"/></draw:custom-shape><draw:custom-shape text:anchor-type="paragraph" draw:z-index="6" draw:name="Shape1" draw:style-name="gr2" draw:text-style-name="P7" svg:width="0.1441in" svg:height="0.1441in" svg:x="1.8063in" svg:y="0.0654in"><text:p/><draw:enhanced-geometry svg:viewBox="0 0 21600 21600" draw:type="rectangle" draw:enhanced-path="M 0 0 L 21600 0 21600 21600 0 21600 0 0 Z N"/></draw:custom-shape><draw:custom-shape text:anchor-type="paragraph" draw:z-index="11" draw:name="Shape1" draw:style-name="gr1" draw:text-style-name="P6" svg:width="0.1441in" svg:height="0.1441in" svg:x="2.7154in" svg:y="0.0008in"><text:p/><draw:enhanced-geometry svg:viewBox="0 0 21600 21600" draw:type="rectangle" draw:enhanced-path="M 0 0 L 21600 0 21600 21600 0 21600 0 0 Z N"/></draw:custom-shape><draw:custom-shape text:anchor-type="paragraph" draw:z-index="12" draw:name="Shape1" draw:style-name="gr1" draw:text-style-name="P6" svg:width="0.1441in" svg:height="0.1441in" svg:x="2.5717in" svg:y="0.0008in"><text:p/><draw:enhanced-geometry svg:viewBox="0 0 21600 21600" draw:type="rectangle" draw:enhanced-path="M 0 0 L 21600 0 21600 21600 0 21600 0 0 Z N"/></draw:custom-shape><draw:custom-shape text:anchor-type="paragraph" draw:z-index="18" draw:name="Shape1" draw:style-name="gr2" draw:text-style-name="P7" svg:width="0.1441in" svg:height="0.1441in" svg:x="2.8591in" svg:y="0.0008in"><text:p/><draw:enhanced-geometry svg:viewBox="0 0 21600 21600" draw:type="rectangle" draw:enhanced-path="M 0 0 L 21600 0 21600 21600 0 21600 0 0 Z N"/></draw:custom-shape><draw:custom-shape text:anchor-type="paragraph" draw:z-index="19" draw:name="Shape1" draw:style-name="gr2" draw:text-style-name="P7" svg:width="0.1441in" svg:height="0.1441in" svg:x="2.8591in" svg:y="0.1445in"><text:p/><draw:enhanced-geometry svg:viewBox="0 0 21600 21600" draw:type="rectangle" draw:enhanced-path="M 0 0 L 21600 0 21600 21600 0 21600 0 0 Z N"/></draw:custom-shape><draw:custom-shape text:anchor-type="paragraph" draw:z-index="20" draw:name="Shape1" draw:style-name="gr2" draw:text-style-name="P7" svg:width="0.1441in" svg:height="0.1441in" svg:x="2.7154in" svg:y="0.1445in"><text:p/><draw:enhanced-geometry svg:viewBox="0 0 21600 21600" draw:type="rectangle" draw:enhanced-path="M 0 0 L 21600 0 21600 21600 0 21600 0 0 Z N"/></draw:custom-shape><draw:custom-shape text:anchor-type="paragraph" draw:z-index="21" draw:name="Shape1" draw:style-name="gr2" draw:text-style-name="P7" svg:width="0.1441in" svg:height="0.1441in" svg:x="2.5717in" svg:y="0.1445in"><text:p/><draw:enhanced-geometry svg:viewBox="0 0 21600 21600" draw:type="rectangle" draw:enhanced-path="M 0 0 L 21600 0 21600 21600 0 21600 0 0 Z N"/></draw:custom-shape><draw:custom-shape text:anchor-type="paragraph" draw:z-index="22" draw:name="Shape1" draw:style-name="gr2" draw:text-style-name="P7" svg:width="0.1441in" svg:height="0.1441in" svg:x="2.428in" svg:y="0.1445in"><text:p/><draw:enhanced-geometry svg:viewBox="0 0 21600 21600" draw:type="rectangle" draw:enhanced-path="M 0 0 L 21600 0 21600 21600 0 21600 0 0 Z N"/></draw:custom-shape><draw:custom-shape text:anchor-type="paragraph" draw:z-index="23" draw:name="Shape1" draw:style-name="gr2" draw:text-style-name="P7" svg:width="0.1441in" svg:height="0.1441in" svg:x="2.428in" svg:y="0.0008in"><text:p/><draw:enhanced-geometry svg:viewBox="0 0 21600 21600" draw:type="rectangle" draw:enhanced-path="M 0 0 L 21600 0 21600 21600 0 21600 0 0 Z N"/></draw:custom-shape><draw:custom-shape text:anchor-type="paragraph" draw:z-index="31" draw:name="Shape1" draw:style-name="gr1" draw:text-style-name="P6" svg:width="0.1441in" svg:height="0.1441in" svg:x="3.5807in" svg:y="0.0807in"><text:p/><draw:enhanced-geometry svg:viewBox="0 0 21600 21600" draw:type="rectangle" draw:enhanced-path="M 0 0 L 21600 0 21600 21600 0 21600 0 0 Z N"/></draw:custom-shape><draw:custom-shape text:anchor-type="paragraph" draw:z-index="32" draw:name="Shape1" draw:style-name="gr1" draw:text-style-name="P6" svg:width="0.1441in" svg:height="0.1441in" svg:x="3.7244in" svg:y="0.0807in"><text:p/><draw:enhanced-geometry svg:viewBox="0 0 21600 21600" draw:type="rectangle" draw:enhanced-path="M 0 0 L 21600 0 21600 21600 0 21600 0 0 Z N"/></draw:custom-shape><draw:custom-shape text:anchor-type="paragraph" draw:z-index="33" draw:name="Shape1" draw:style-name="gr1" draw:text-style-name="P6" svg:width="0.1441in" svg:height="0.1441in" svg:x="3.8681in" svg:y="0.0807in"><text:p/><draw:enhanced-geometry svg:viewBox="0 0 21600 21600" draw:type="rectangle" draw:enhanced-path="M 0 0 L 21600 0 21600 21600 0 21600 0 0 Z N"/></draw:custom-shape><draw:custom-shape text:anchor-type="paragraph" draw:z-index="41" draw:name="Shape1" draw:style-name="gr2" draw:text-style-name="P7" svg:width="0.1441in" svg:height="0.1441in" svg:x="4.0118in" svg:y="0.0807in"><text:p/><draw:enhanced-geometry svg:viewBox="0 0 21600 21600" draw:type="rectangle" draw:enhanced-path="M 0 0 L 21600 0 21600 21600 0 21600 0 0 Z N"/></draw:custom-shape><draw:custom-shape text:anchor-type="paragraph" draw:z-index="47" draw:name="Shape1" draw:style-name="gr2" draw:text-style-name="P7" svg:width="0.1441in" svg:height="0.1441in" svg:x="3.4366in" svg:y="0.0807in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42" draw:name="Shape1" draw:style-name="gr2" draw:text-style-name="P7" svg:width="0.1441in" svg:height="0.1441in" svg:x="4.0118in" svg:y="0.0327in"><text:p/><draw:enhanced-geometry svg:viewBox="0 0 21600 21600" draw:type="rectangle" draw:enhanced-path="M 0 0 L 21600 0 21600 21600 0 21600 0 0 Z N"/></draw:custom-shape><draw:custom-shape text:anchor-type="paragraph" draw:z-index="43" draw:name="Shape1" draw:style-name="gr2" draw:text-style-name="P7" svg:width="0.1441in" svg:height="0.1441in" svg:x="3.8681in" svg:y="0.0327in"><text:p/><draw:enhanced-geometry svg:viewBox="0 0 21600 21600" draw:type="rectangle" draw:enhanced-path="M 0 0 L 21600 0 21600 21600 0 21600 0 0 Z N"/></draw:custom-shape><draw:custom-shape text:anchor-type="paragraph" draw:z-index="44" draw:name="Shape1" draw:style-name="gr2" draw:text-style-name="P7" svg:width="0.1441in" svg:height="0.1441in" svg:x="3.7244in" svg:y="0.0327in"><text:p/><draw:enhanced-geometry svg:viewBox="0 0 21600 21600" draw:type="rectangle" draw:enhanced-path="M 0 0 L 21600 0 21600 21600 0 21600 0 0 Z N"/></draw:custom-shape><draw:custom-shape text:anchor-type="paragraph" draw:z-index="45" draw:name="Shape1" draw:style-name="gr2" draw:text-style-name="P7" svg:width="0.1441in" svg:height="0.1441in" svg:x="3.5807in" svg:y="0.0327in"><text:p/><draw:enhanced-geometry svg:viewBox="0 0 21600 21600" draw:type="rectangle" draw:enhanced-path="M 0 0 L 21600 0 21600 21600 0 21600 0 0 Z N"/></draw:custom-shape><draw:custom-shape text:anchor-type="paragraph" draw:z-index="46" draw:name="Shape1" draw:style-name="gr2" draw:text-style-name="P7" svg:width="0.1441in" svg:height="0.1441in" svg:x="3.4366in" svg:y="0.0327in"><text:p/><draw:enhanced-geometry svg:viewBox="0 0 21600 21600" draw:type="rectangle" draw:enhanced-path="M 0 0 L 21600 0 21600 21600 0 21600 0 0 Z N"/></draw:custom-shape></text:p>
      <text:p text:style-name="P1"/>
      <text:p text:style-name="P1">An expand-boundary condition adds a boundary for every layer. <text:span text:style-name="T1">This has the property that the boundary does not depend on previous non-boundary cells. It can depend on the previous boundary.</text:span></text:p>
      <text:p text:style-name="P1"/>
      <text:p text:style-name="P3">Expand-boundary conditions assumes that the grid is infinite when the automaton integrates to infinity.</text:p>
      <text:p text:style-name="P3"/>
      <text:p text:style-name="P3">Any large closed grid can be interpreted as expand-boundary conditions of finite time steps by starting with a single cell in the middle of the grid. The value of this cell does not matter, as long it is non-zero.</text:p>
      <text:p text:style-name="P3"/>
      <text:p text:style-name="P3">A natural initial condition is to start with some non-zero value in a single cell and use zero for expand-boundary conditions. This is because in a Path Reference Class, one assumes that observers come into existence at some point <text:span text:style-name="T2">or some state</text:span>, instead of existing someplaces everywhere initially.</text:p>
      <text:p text:style-name="P3"/>
      <text:p text:style-name="P4">This naive interpretation means that there is only one solution per dimension, for every unconstrained Generalized Pascal’s Triangle. This solution converges toward a normal distribution.</text:p>
      <text:p text:style-name="P4"/>
      <text:p text:style-name="P4">Where odd-boundary conditions affect the integration over time to converge, <text:span text:style-name="T3">allowing some variation,</text:span> the expand-boundary conditions has a natural interpretation <text:span text:style-name="T3">which is the same for all times, only depending on the dimension of the grid. With other words, expand-boundary conditions are very boring in comparison to odd-boundary conditions.</text:span></text:p>
      <text:p text:style-name="P4"/>
      <text:p text:style-name="P5">The only mechanism that can produce variations under the natural interpretation of expand-bounary conditions is by adding constraints.</text:p>
      <text:p text:style-name="P5"/>
      <text:p text:style-name="P5">An alternative is to modify the <text:span text:style-name="T4">rule of summing paths to include some kind of noise.</text:span></text:p>
      <text:p text:style-name="P5"/>
      <text:p text:style-name="P5">The question that remains is whether there exists some natural interpretation of how constraints come about, or whether <text:span text:style-name="T4">some kind of noise can be interpreted natural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6:43:11.064290000</meta:creation-date>
    <dc:date>2019-04-16T18:26:22.599576000</dc:date>
    <meta:editing-duration>PT11M52S</meta:editing-duration>
    <meta:editing-cycles>1</meta:editing-cycles>
    <meta:document-statistic meta:table-count="0" meta:image-count="0" meta:object-count="0" meta:page-count="1" meta:paragraph-count="12" meta:word-count="302" meta:character-count="2014" meta:non-whitespace-character-count="1724"/>
    <meta:generator>LibreOffice/5.1.2.2$MacOSX_X86_64 LibreOffice_project/d3bf12ecb743fc0d20e0be0c58ca359301eb705f</meta:generator>
  </office:meta>
</office:document-meta>
</file>